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University of Lund</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A</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ithAnderson1963</text:p>
          </table:table-cell>
          <table:table-cell table:number-columns-repeated="248"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Poz</text:p>
          </table:table-cell>
          <table:table-cell table:style-name="ACE-0" office:value-type="string">
            <text:p>Poznan Radiocarbon Laboratory</text:p>
          </table:table-cell>
          <table:table-cell table:style-name="ACE-0" office:value-type="string">
            <text:p>Po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Poznam2023</text:p>
          </table:table-cell>
          <table:table-cell table:number-columns-repeated="248"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Belfast (conventional)</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Belfast (AMS)</text:p>
          </table:table-cell>
          <table:table-cell table:style-name="ACE-0" office:value-type="string">
            <text:p>United Kingdom</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3">
          <gnm:selection gnm:start-col="6" gnm:start-row="43" gnm:end-col="6" gnm:end-row="43"/>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10:36:21Z</dc:date>
    <meta:creation-date>2022-09-01T09:20:31Z</meta:creation-date>
    <meta:generator>gnumeric/1.12.46</meta:generator>
  </office:meta>
</office:document-meta>
</file>